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システム名及び概要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システム名:KuboQL</text:p>
            <text:p>概要：使用者が自由に保存項目を設定できる</text:p>
            <text:p>データベースシステム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特徴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ySQLと同様の操作方法で扱うことができる。</text:p>
              </text:list-item>
              <text:list-item>
                <text:p>自分のほしいデータだけを取り出すことができる。</text:p>
              </text:list-item>
              <text:list-item>
                <text:p>不要なデータを条件指定することで一括削除できる。</text:p>
              </text:list-item>
              <text:list-item>
                <text:p>複数のテーブル及びデータベースを作成使用できる。</text:p>
              </text:list-item>
              <text:list-item>
                <text:p>選択中のデータベースがひと目でわかる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主な機能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データベース及びテーブルの作成</text:p>
              </text:list-item>
              <text:list-item>
                <text:p>保存されているデータベースおよびテーブルの確認</text:p>
              </text:list-item>
              <text:list-item>
                <text:p>テーブル内データの追加</text:p>
              </text:list-item>
              <text:list-item>
                <text:p>テーブル内データの削除</text:p>
              </text:list-item>
              <text:list-item>
                <text:p>テーブル内データのソート</text:p>
              </text:list-item>
              <text:list-item>
                <text:p>テーブル保存項目確認</text:p>
              </text:list-item>
              <text:list-item>
                <text:p>テーブル内容表示（選択表示も可能）</text:p>
              </text:list-item>
              <text:list-item>
                <text:p>ヘルプ参照</text:p>
              </text:list-item>
              <text:list-item>
                <text:p>データベース及びテーブルの削除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データベース＆テーブルの作成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reate database [データベース名]</text:p>
              </text:list-item>
              <text:list-item>
                <text:p>create table [テーブル名]</text:p>
                <text:p/>
                <text:p>データベースのはKuboQL.javaと同一ディレクトリ内のdatabasesディレクトリに格納される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4:11:51.431754728</meta:creation-date>
    <dc:date>2018-11-01T14:34:31.054716035</dc:date>
    <meta:editing-duration>PT10M39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